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Policepardéfaut" style:family="text">
      <style:text-properties style:font-name="Arial" style:font-name-asian="Times New Roman" style:font-name-complex="Arial" fo:color="#000000" style:language-asian="fr" style:country-asian="FR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fr" style:country-asian="FR"/>
    </style:style>
    <style:style style:name="P5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fr" style:country-asian="FR"/>
    </style:style>
    <style:style style:name="P6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fr" style:country-asian="FR"/>
    </style:style>
    <style:style style:name="P7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fr" style:country-asian="FR"/>
    </style:style>
    <style:style style:name="P8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fr" style:country-asian="FR"/>
    </style:style>
  </office:automatic-styles>
  <office:body>
    <office:text text:use-soft-page-breaks="true">
      <text:p text:style-name="P1"><text:span text:style-name="T2">Definition of Done :</text:span></text:p>
      <text:p text:style-name="P3"/>
      <text:list text:style-name="LFO1" text:continue-numbering="true">
        <text:list-item>
          <text:p text:style-name="P4">Code conforme à la norme du projet (sans commentaire inutile, sans logs inutiles, et avec des noms de variables et de fonctions compréhensible si jamais le projet est amené à évoluer dans longtemps.)</text:p>
        </text:list-item>
        <text:list-item>
          <text:p text:style-name="P5">Une tâche est finis quand tous les tests sont passés</text:p>
        </text:list-item>
        <text:list-item>
          <text:p text:style-name="P6">Une gestion des erreurs doit être effectué afin de ne pas avoir de comportement étrange (cette étape doit être gérée avec les tests)</text:p>
        </text:list-item>
        <text:list-item>
          <text:p text:style-name="P7">L’indentation du code doit être valider par le linter</text:p>
        </text:list-item>
        <text:list-item>
          <text:p text:style-name="P8">Mettre à jour la documentation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mille Guerin</meta:initial-creator>
    <dc:creator>Camille Guerin</dc:creator>
    <meta:creation-date>2020-04-27T06:50:00Z</meta:creation-date>
    <dc:date>2020-04-27T06:53:00Z</dc:date>
    <meta:template xlink:href="Normal" xlink:type="simple"/>
    <meta:editing-cycles>1</meta:editing-cycles>
    <meta:editing-duration>PT180S</meta:editing-duration>
    <meta:document-statistic meta:page-count="1" meta:paragraph-count="1" meta:word-count="76" meta:character-count="493" meta:row-count="3" meta:non-whitespace-character-count="418"/>
  </office:meta>
</office:document-meta>
</file>